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6.15cm" fo:min-width="35.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2.565cm" fo:min-width="5.3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2.565cm" fo:min-width="3.3cm"/>
    </style:style>
    <style:style style:name="gr6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1.872cm" fo:min-width="7cm"/>
    </style:style>
    <style:style style:name="gr7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01cm" fo:min-width="7cm"/>
    </style:style>
    <style:style style:name="gr8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64cm" fo:min-width="7cm"/>
    </style:style>
    <style:style style:name="gr9" style:family="graphic" style:parent-style-name="standard">
      <style:graphic-properties draw:stroke="dash" draw:stroke-dash="_32__20_Dots_20_1_20_Dash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16cm"/>
    </style:style>
    <style:style style:name="gr11" style:family="graphic" style:parent-style-name="standard">
      <style:graphic-properties draw:stroke="none" svg:stroke-color="#000000" draw:fill="none" draw:fill-color="#ffffff" fo:min-height="1.564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65cm" fo:min-width="9.9cm"/>
    </style:style>
    <style:style style:name="gr15" style:family="graphic" style:parent-style-name="standard">
      <style:graphic-properties draw:stroke="none" svg:stroke-color="#000000" draw:fill="none" draw:fill-color="#ffffff" fo:min-height="1.31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001cm" fo:min-width="6.9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style:style style:name="T4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2cm" svg:height="26.4cm" draw:transform="skewX (-0.000698131700797732) translate (3.29cm 1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2.8cm" svg:y="11.368cm">
          <text:p text:style-name="P2"><text:span text:style-name="T1">Business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8cm" svg:height="2.815cm" svg:x="12.8cm" svg:y="24.3cm">
          <text:p text:style-name="P2"><text:span text:style-name="T1">Data Access 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10.4cm" svg:height="2.67cm" svg:x="12.8cm" svg:y="15.6cm">
          <text:p text:style-name="P2"><text:span text:style-name="T1">Service Ope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3.8cm" svg:height="2.815cm" svg:x="19.5cm" svg:y="24.3cm">
          <text:p text:style-name="P2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7.5cm" svg:height="2.122cm" svg:x="26.3cm" svg:y="13.7cm">
          <text:p text:style-name="P2"><text:span text:style-name="T2">Business Service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7.5cm" svg:height="2.251cm" svg:x="26.3cm" svg:y="24.6cm">
          <text:p text:style-name="P2"><text:span text:style-name="T2">Persistence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cm" svg:height="2.554cm" svg:x="12.8cm" svg:y="7.06cm">
          <text:p text:style-name="P2"><text:span text:style-name="T1">Resource Endpoi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7.5cm" svg:height="2.314cm" svg:x="26.3cm" svg:y="5.8cm">
          <text:p text:style-name="P2"><text:span text:style-name="T3">Http Layer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2cm" svg:y1="12.645cm" svg:x2="26.3cm" svg:y2="14.761cm" draw:start-shape="id1" draw:start-glue-point="1" draw:end-shape="id2" svg:d="M23200 12645h1550v2116h1550" svg:viewBox="0 0 3101 2117">
          <text:p/>
        </draw:connector>
        <draw:connector draw:style-name="gr9" draw:text-style-name="P2" draw:layer="layout" svg:x1="23.3cm" svg:y1="25.707cm" svg:x2="26.3cm" svg:y2="25.725cm" draw:start-shape="id3" draw:start-glue-point="1" draw:end-shape="id4" draw:end-glue-point="3" svg:d="M23300 25707h1500v18h1500" svg:viewBox="0 0 3001 19">
          <text:p/>
        </draw:connector>
        <draw:frame draw:style-name="gr10" draw:text-style-name="P5" draw:layer="layout" svg:width="3.4cm" svg:height="1.566cm" svg:x="14.7cm" svg:y="9.9cm">
          <draw:text-box>
            <text:p><text:span text:style-name="T4">Json string</text:span></text:p>
          </draw:text-box>
        </draw:frame>
        <draw:frame draw:style-name="gr11" draw:text-style-name="P5" draw:layer="layout" svg:width="3.628cm" svg:height="1.814cm" svg:x="18.872cm" svg:y="9.906cm">
          <draw:text-box>
            <text:p><text:span text:style-name="T4">Json string</text:span></text:p>
          </draw:text-box>
        </draw:frame>
        <draw:frame draw:style-name="gr12" draw:text-style-name="P5" draw:layer="layout" svg:width="3.328cm" svg:height="1.56cm" svg:x="14.772cm" svg:y="14.197cm">
          <draw:text-box>
            <text:p><text:span text:style-name="T4">Json string</text:span></text:p>
          </draw:text-box>
        </draw:frame>
        <draw:frame draw:style-name="gr11" draw:text-style-name="P5" draw:layer="layout" svg:width="3.628cm" svg:height="1.814cm" svg:x="18.772cm" svg:y="14.198cm">
          <draw:text-box>
            <text:p><text:span text:style-name="T4">Json string</text:span></text:p>
          </draw:text-box>
        </draw:frame>
        <draw:connector draw:style-name="gr13" draw:text-style-name="P2" draw:layer="layout" svg:x1="18.6cm" svg:y1="25.707cm" svg:x2="19.5cm" svg:y2="25.707cm" draw:start-shape="id5" draw:start-glue-point="1" draw:end-shape="id3" draw:end-glue-point="3" svg:d="M18600 25707h900" svg:viewBox="0 0 901 1">
          <text:p/>
        </draw:connector>
        <draw:custom-shape draw:style-name="gr14" draw:text-style-name="P2" draw:layer="layout" svg:width="10.4cm" svg:height="0.9cm" svg:x="12.8cm" svg:y="6.2cm">
          <text:p text:style-name="P2">REST API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3.328cm" svg:height="1.561cm" svg:x="14.672cm" svg:y="4.305cm">
          <draw:text-box>
            <text:p><text:span text:style-name="T4">Json request</text:span></text:p>
          </draw:text-box>
        </draw:frame>
        <draw:frame draw:style-name="gr11" draw:text-style-name="P5" draw:layer="layout" svg:width="3.628cm" svg:height="1.814cm" svg:x="18.9cm" svg:y="4.3cm">
          <draw:text-box>
            <text:p><text:span text:style-name="T4">Json response</text:span></text:p>
          </draw:text-box>
        </draw:frame>
        <draw:line draw:style-name="gr16" draw:text-style-name="P6" draw:layer="layout" svg:x1="16.002cm" svg:y1="13.88cm" svg:x2="16cm" svg:y2="15.7cm">
          <text:p/>
        </draw:line>
        <draw:line draw:style-name="gr16" draw:text-style-name="P6" draw:layer="layout" svg:x1="20cm" svg:y1="15.6cm" svg:x2="20.002cm" svg:y2="13.702cm">
          <text:p/>
        </draw:line>
        <draw:frame draw:style-name="gr12" draw:text-style-name="P5" draw:layer="layout" svg:width="3.328cm" svg:height="1.56cm" svg:x="13.372cm" svg:y="22.897cm">
          <draw:text-box>
            <text:p><text:span text:style-name="T4">Entity</text:span></text:p>
          </draw:text-box>
        </draw:frame>
        <draw:frame draw:style-name="gr12" draw:text-style-name="P5" draw:layer="layout" svg:width="3.328cm" svg:height="1.56cm" svg:x="16.272cm" svg:y="22.897cm">
          <draw:text-box>
            <text:p><text:span text:style-name="T4">Entity</text:span></text:p>
          </draw:text-box>
        </draw:frame>
        <draw:custom-shape draw:style-name="gr4" draw:text-style-name="P3" draw:layer="layout" svg:width="10.4cm" svg:height="2.67cm" svg:x="12.8cm" svg:y="19.9cm">
          <text:p text:style-name="P2"><text:span text:style-name="T1">Repository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20.151cm" svg:y1="11.452cm" svg:x2="20.153cm" svg:y2="9.554cm">
          <text:p/>
        </draw:line>
        <draw:line draw:style-name="gr16" draw:text-style-name="P6" draw:layer="layout" svg:x1="15.952cm" svg:y1="9.57cm" svg:x2="15.95cm" svg:y2="11.39cm">
          <text:p/>
        </draw:line>
        <draw:line draw:style-name="gr16" draw:text-style-name="P6" draw:layer="layout" svg:x1="20.202cm" svg:y1="6.204cm" svg:x2="20.2cm" svg:y2="3.5cm">
          <text:p/>
        </draw:line>
        <draw:line draw:style-name="gr16" draw:text-style-name="P6" draw:layer="layout" svg:x1="16cm" svg:y1="3.5cm" svg:x2="16cm" svg:y2="6.28cm">
          <text:p/>
        </draw:line>
        <draw:line draw:style-name="gr16" draw:text-style-name="P6" draw:layer="layout" svg:x1="16.052cm" svg:y1="18.17cm" svg:x2="16.05cm" svg:y2="19.99cm">
          <text:p/>
        </draw:line>
        <draw:line draw:style-name="gr16" draw:text-style-name="P6" draw:layer="layout" svg:x1="19.951cm" svg:y1="19.952cm" svg:x2="19.953cm" svg:y2="18.054cm">
          <text:p/>
        </draw:line>
        <draw:frame draw:style-name="gr11" draw:text-style-name="P5" draw:layer="layout" svg:width="4.128cm" svg:height="1.814cm" svg:x="18.372cm" svg:y="18.598cm">
          <draw:text-box>
            <text:p><text:span text:style-name="T4">Business Object</text:span></text:p>
          </draw:text-box>
        </draw:frame>
        <draw:frame draw:style-name="gr11" draw:text-style-name="P5" draw:layer="layout" svg:width="4.128cm" svg:height="1.814cm" svg:x="14.372cm" svg:y="18.598cm">
          <draw:text-box>
            <text:p><text:span text:style-name="T4">Business Object</text:span></text:p>
          </draw:text-box>
        </draw:frame>
        <draw:line draw:style-name="gr16" draw:text-style-name="P6" draw:layer="layout" svg:x1="14.352cm" svg:y1="22.57cm" svg:x2="14.35cm" svg:y2="24.39cm">
          <text:p/>
        </draw:line>
        <draw:line draw:style-name="gr16" draw:text-style-name="P6" draw:layer="layout" svg:x1="17.253cm" svg:y1="24.356cm" svg:x2="17.255cm" svg:y2="22.458cm">
          <text:p/>
        </draw:line>
        <draw:custom-shape draw:style-name="gr17" draw:text-style-name="P4" xml:id="id6" draw:id="id6" draw:layer="layout" svg:width="7.4cm" svg:height="2.251cm" svg:x="26.3cm" svg:y="20.1cm">
          <text:p text:style-name="P2"><text:span text:style-name="T2">Repository Layer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3cm" svg:y1="21.207cm" svg:x2="26.3cm" svg:y2="21.225cm" draw:end-shape="id6" draw:end-glue-point="3" svg:d="M23300 21207h1250v18h1750" svg:viewBox="0 0 3001 19">
          <text:p/>
        </draw:connector>
        <draw:custom-shape draw:style-name="gr14" draw:text-style-name="P2" draw:layer="layout" svg:width="10.4cm" svg:height="0.9cm" svg:x="12.8cm" svg:y="2.7cm">
          <text:p text:style-name="P2">PAMM Angular Clien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2cm" svg:y1="6.945cm" svg:x2="26.3cm" svg:y2="6.957cm" draw:end-shape="id7" draw:end-glue-point="3" svg:d="M23200 6945h1300v12h1800" svg:viewBox="0 0 3101 13">
          <text:p/>
        </draw:connector>
        <draw:connector draw:style-name="gr9" draw:text-style-name="P2" draw:layer="layout" svg:x1="23.2cm" svg:y1="16.935cm" svg:x2="26.3cm" svg:y2="14.761cm" draw:start-shape="id8" draw:start-glue-point="1" draw:end-shape="id2" draw:end-glue-point="3" svg:d="M23200 16935h1550v-2174h1550" svg:viewBox="0 0 3101 2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1-10T11:53:14.601000000</dc:date>
    <meta:editing-duration>PT58M4S</meta:editing-duration>
    <meta:editing-cycles>16</meta:editing-cycles>
    <meta:generator>LibreOffice/5.0.2.2$Windows_x86 LibreOffice_project/37b43f919e4de5eeaca9b9755ed688758a8251fe</meta:generator>
    <meta:document-statistic meta:object-count="39"/>
  </office:meta>
</office:document-meta>
</file>